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0a299" officeooo:paragraph-rsid="0030a299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0a299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efd6a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fdba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30a299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30a299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25c54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font-name="Arial" fo:language="en" fo:country="GB" officeooo:rsid="0030a299" style:font-name-asian="Arial3" style:font-name-complex="Arial3"/>
    </style:style>
    <style:style style:name="T8" style:family="text">
      <style:text-properties fo:color="#000000" loext:opacity="100%" style:font-name="Arial" fo:language="en" fo:country="GB" officeooo:rsid="00325c54" style:font-name-asian="Arial3" style:font-name-complex="Arial3"/>
    </style:style>
    <style:style style:name="T9" style:family="text"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38fd" style:font-size-asian="12pt" style:font-style-asian="normal" style:font-weight-asian="normal" style:font-size-complex="12pt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308708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957e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08362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efd6a" style:font-size-asian="12pt" style:font-style-asian="normal" style:font-weight-asian="normal" style:font-size-complex="12pt" style:text-emphasize="none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fo:language="en" fo:country="GB" officeooo:rsid="002e38fd"/>
    </style:style>
    <style:style style:name="T22" style:family="text">
      <style:text-properties fo:language="en" fo:country="GB" officeooo:rsid="0030a299"/>
    </style:style>
    <style:style style:name="T23" style:family="text">
      <style:text-properties officeooo:rsid="002a51ab"/>
    </style:style>
    <style:style style:name="T24" style:family="text">
      <style:text-properties officeooo:rsid="002e38fd"/>
    </style:style>
    <style:style style:name="T25" style:family="text">
      <style:text-properties officeooo:rsid="0030a2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Template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51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6"><text:span text:style-name="T24">Continue</text:span> but<text:span text:style-name="T23">t</text:span>on <text:span text:style-name="T24">from Checkout page</text:span> – <text:span text:style-name="T21">redirects to the next page when the fields from Checkout page </text:span><text:span text:style-name="T22">are</text:span><text:span text:style-name="T21"> completed with “space”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2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3"><text:span text:style-name="T5">27</text:span><text:span text:style-name="T6">/</text:span><text:span text:style-name="T8">0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4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5">1</text:span></text:p>
          </table:table-cell>
        </table:table-row>
      </table:table>
      <text:p text:style-name="P1"/>
      <text:p text:style-name="P1"/>
      <text:p text:style-name="P11">Description</text:p>
      <text:p text:style-name="P27"><text:span text:style-name="T11">I</text:span><text:span text:style-name="T9">n Checkout page, </text:span><text:span text:style-name="T11">if </text:span><text:span text:style-name="T9">in</text:span><text:span text:style-name="T11"> all</text:span><text:span text:style-name="T9"> fields First Name, Last Name, Zip/Postal Code </text:span><text:span text:style-name="T11">only spaces are introduced (</text:span><text:span text:style-name="T9">t</text:span><text:span text:style-name="T11">hese</text:span><text:span text:style-name="T9"> fields </text:span><text:span text:style-name="T11">look </text:span><text:span text:style-name="T10">empty</text:span><text:span text:style-name="T11">)</text:span><text:span text:style-name="T10">, the </text:span><text:span text:style-name="T16">“</text:span><text:span text:style-name="T15">continue” button redirects to page Checkout overview.</text:span></text:p>
      <text:p text:style-name="P21"><text:s text:c="2"/></text:p>
      <text:p text:style-name="P11">Steps to reproduce</text:p>
      <text:p text:style-name="P18">1. access site www.saucedemo.com in Chrome </text:p>
      <text:p text:style-name="P24"><text:span text:style-name="T12">2. insert valid data in field “Username” </text:span><text:span text:style-name="T13">(</text:span><text:span text:style-name="T14">visual</text:span><text:span text:style-name="T13">_user)</text:span></text:p>
      <text:p text:style-name="P24"><text:span text:style-name="T12">3. insert valid data in field “Password” </text:span><text:span text:style-name="T13">(secret_sauce)</text:span></text:p>
      <text:p text:style-name="P19">4. press “Login” button</text:p>
      <text:p text:style-name="P19">5. add to cart one item</text:p>
      <text:p text:style-name="P19">6. click the icon of the cart </text:p>
      <text:p text:style-name="P19">7. click “checkout” from browser </text:p>
      <text:p text:style-name="P19">8. press space-bar in the field “First name”</text:p>
      <text:p text:style-name="P20">9. press space-bar in the field “Last name”</text:p>
      <text:p text:style-name="P20">10. press space-bar in the field “Zip/Postal code”</text:p>
      <text:p text:style-name="P19">11. press “continue” button</text:p>
      <text:p text:style-name="P12"/>
      <text:p text:style-name="P11">Expected result</text:p>
      <text:p text:style-name="P17">“continue” button returns the message: <text:s/>“Error: First Name is required” .</text:p>
      <text:p text:style-name="P17"/>
      <text:p text:style-name="P16"/>
      <text:p text:style-name="P11">Actual result</text:p>
      <text:p text:style-name="P15">“continue” button redirects to page Checkout overview.</text:p>
      <text:p text:style-name="P15"><text:soft-page-break/></text:p>
      <text:p text:style-name="P10"/>
      <text:p text:style-name="P11">Notes</text:p>
      <text:p text:style-name="P13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9</meta:editing-cycles>
    <meta:creation-date>2024-02-05T18:33:00</meta:creation-date>
    <dc:date>2024-05-04T18:13:31.189000000</dc:date>
    <meta:editing-duration>PT1H46M51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3" meta:word-count="184" meta:character-count="1181" meta:non-whitespace-character-count="1028"/>
    <meta:user-defined meta:name="AppVersion">16.0000</meta:user-defined>
    <meta:template xlink:type="simple" xlink:actuate="onRequest" xlink:title="Normal" xlink:href=""/>
  </office:meta>
</office:document-meta>
</file>